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c93b" officeooo:paragraph-rsid="0014c93b"/>
    </style:style>
    <style:style style:name="P2" style:family="paragraph" style:parent-style-name="Standard">
      <style:paragraph-properties fo:text-align="start" style:justify-single-word="false"/>
      <style:text-properties officeooo:rsid="0014c93b" officeooo:paragraph-rsid="0014c93b"/>
    </style:style>
    <style:style style:name="P3" style:family="paragraph" style:parent-style-name="Standard">
      <style:paragraph-properties fo:text-align="start" style:justify-single-word="false"/>
      <style:text-properties officeooo:rsid="0014c93b" officeooo:paragraph-rsid="0014c93b" fo:background-color="#ffff00"/>
    </style:style>
    <style:style style:name="P4" style:family="paragraph" style:parent-style-name="Standard">
      <style:paragraph-properties fo:text-align="start" style:justify-single-word="false"/>
      <style:text-properties officeooo:rsid="00171eec" officeooo:paragraph-rsid="00171eec" fo:background-color="#ffff00"/>
    </style:style>
    <style:style style:name="P5" style:family="paragraph" style:parent-style-name="Standard">
      <style:paragraph-properties fo:text-align="start" style:justify-single-word="false"/>
      <style:text-properties officeooo:rsid="0015874a" officeooo:paragraph-rsid="0015874a"/>
    </style:style>
    <style:style style:name="P6" style:family="paragraph" style:parent-style-name="Standard">
      <style:paragraph-properties fo:text-align="start" style:justify-single-word="false"/>
      <style:text-properties officeooo:rsid="00171eec" officeooo:paragraph-rsid="00171eec"/>
    </style:style>
    <style:style style:name="P7" style:family="paragraph" style:parent-style-name="Standard">
      <style:paragraph-properties fo:text-align="center" style:justify-single-word="false"/>
      <style:text-properties officeooo:rsid="00171eec" officeooo:paragraph-rsid="00171eec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71eec" officeooo:paragraph-rsid="00171ee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4c93b" officeooo:paragraph-rsid="0014c93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8a51c" officeooo:paragraph-rsid="00171eec" fo:background-color="transparent"/>
    </style:style>
    <style:style style:name="T1" style:family="text">
      <style:text-properties officeooo:rsid="001587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LASE 1</text:p>
      <text:p text:style-name="P1"/>
      <text:p text:style-name="P2">HISTORIAS DE USUARIO</text:p>
      <text:p text:style-name="P2"/>
      <text:p text:style-name="P2">Sucede durante o después de la ilicitación de los requerimientos. Es una descripción corta y simple de un requerimiento del sistema.</text:p>
      <text:p text:style-name="P2"/>
      <text:p text:style-name="P2">Son utilizadas en las metodologías de desarrollo ágiles (XP, SCRUM) para la especificación de requisitos.</text:p>
      <text:p text:style-name="P2"/>
      <text:p text:style-name="P2">Responden a: <text:s/>¿Quién? - ¿Qué quiere? - ¿Cuál es el beneficio?</text:p>
      <text:p text:style-name="P2"/>
      <text:p text:style-name="P3">Como ROL quiero ALGO para BENEFICIO.</text:p>
      <text:p text:style-name="P2"/>
      <text:p text:style-name="P2">Ejemplo: Como persona no registrada quiero registrarme para poder acceder a un sistema.</text:p>
      <text:p text:style-name="P2"/>
      <text:p text:style-name="P2"/>
      <text:p text:style-name="P2">En el dorso de una tarjeta de usuario van los CRITERIOS DE ACEPTACIÓN. Son los criterios por los cuales una historia cumple con las expectativas del cliente. <text:span text:style-name="T1">Se anotan como distintos escenarios, por ejemplo:</text:span></text:p>
      <text:p text:style-name="P2"/>
      <text:p text:style-name="P5">Escenario 1:</text:p>
      <text:p text:style-name="P5"><text:tab/>- Dado un contexto inicial.</text:p>
      <text:p text:style-name="P5"><text:tab/>- Cuando ocurre un evento.</text:p>
      <text:p text:style-name="P5"><text:tab/>- Entonces garantiza uno o más resultados.</text:p>
      <text:p text:style-name="P2"/>
      <text:p text:style-name="P2"/>
      <text:p text:style-name="P2"/>
      <text:p text:style-name="P2"/>
      <text:p text:style-name="P8">CLASE 3</text:p>
      <text:p text:style-name="P7"/>
      <text:p text:style-name="P6">CASOS DE USO</text:p>
      <text:p text:style-name="P6"/>
      <text:p text:style-name="P6">Descripción de como los distintos actores interactúan con el sistema para lograr un objetivo especifico.</text:p>
      <text:p text:style-name="P6"/>
      <text:p text:style-name="P6">Actores: pueden ser personas, sistemas externos, tiempo (aparecen en tareas automatizadas).</text:p>
      <text:p text:style-name="P6"/>
      <text:p text:style-name="P4">Los actores son los que interactúan DIRECTAMENTE con el sistema.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38:04.701997509</meta:creation-date>
    <dc:date>2025-09-05T17:02:31.938899496</dc:date>
    <meta:editing-duration>PT23M1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165" meta:character-count="1043" meta:non-whitespace-character-count="891"/>
  </office:meta>
</office:document-meta>
</file>